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OpenSymbol" svg:font-family="OpenSymbol"/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 style:master-page-name="Standard">
      <style:table-properties style:width="17.265cm" fo:margin-left="-0.132cm" style:page-number="auto" table:align="left" style:writing-mode="lr-tb"/>
    </style:style>
    <style:style style:name="Table1.A" style:family="table-column">
      <style:table-column-properties style:column-width="4.374cm"/>
    </style:style>
    <style:style style:name="Table1.B" style:family="table-column">
      <style:table-column-properties style:column-width="12.891cm"/>
    </style:style>
    <style:style style:name="Table1.1" style:family="table-row">
      <style:table-row-properties style:min-row-height="1.693cm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2" style:family="table">
      <style:table-properties style:width="17.265cm" fo:margin-left="-0.132cm" table:align="left" style:writing-mode="lr-tb"/>
    </style:style>
    <style:style style:name="Table2.A" style:family="table-column">
      <style:table-column-properties style:column-width="4.374cm"/>
    </style:style>
    <style:style style:name="Table2.B" style:family="table-column">
      <style:table-column-properties style:column-width="12.891cm"/>
    </style:style>
    <style:style style:name="Table2.1" style:family="table-row">
      <style:table-row-properties style:min-row-height="1.411cm" fo:keep-together="auto"/>
    </style:style>
    <style:style style:name="Table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2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2.7" style:family="table-row">
      <style:table-row-properties style:min-row-height="1.3cm" fo:keep-together="auto"/>
    </style:style>
    <style:style style:name="Table2.10" style:family="table-row">
      <style:table-row-properties style:min-row-height="2.54cm" fo:keep-together="auto"/>
    </style:style>
    <style:style style:name="Table2.11" style:family="table-row">
      <style:table-row-properties style:min-row-height="0.706cm" fo:keep-together="auto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style="italic" style:font-style-asian="italic"/>
    </style:style>
    <style:style style:name="P4" style:family="paragraph" style:parent-style-name="Standard">
      <style:paragraph-properties>
        <style:tab-stops>
          <style:tab-stop style:position="4.627cm"/>
          <style:tab-stop style:position="7.627cm"/>
        </style:tab-stops>
      </style:paragraph-properties>
    </style:style>
    <style:style style:name="P5" style:family="paragraph" style:parent-style-name="Standard">
      <style:paragraph-properties fo:text-align="justify" style:justify-single-word="false">
        <style:tab-stops>
          <style:tab-stop style:position="4.627cm"/>
          <style:tab-stop style:position="7.627cm"/>
        </style:tab-stops>
      </style:paragraph-properties>
    </style:style>
    <style:style style:name="P6" style:family="paragraph" style:parent-style-name="Standard">
      <style:paragraph-properties fo:text-align="start" style:justify-single-word="false" style:snap-to-layout-grid="false"/>
    </style:style>
    <style:style style:name="P7" style:family="paragraph" style:parent-style-name="Standard" style:list-style-name="L1">
      <style:paragraph-properties style:snap-to-layout-grid="false"/>
    </style:style>
    <style:style style:name="P8" style:family="paragraph" style:parent-style-name="Standard" style:list-style-name="L2">
      <style:paragraph-properties style:snap-to-layout-grid="false"/>
    </style:style>
    <style:style style:name="P9" style:family="paragraph" style:parent-style-name="Standard" style:list-style-name="L3">
      <style:paragraph-properties style:snap-to-layout-grid="false"/>
    </style:style>
    <style:style style:name="P10" style:family="paragraph" style:parent-style-name="Standard" style:list-style-name="L4">
      <style:paragraph-properties style:snap-to-layout-grid="false"/>
    </style:style>
    <style:style style:name="P11" style:family="paragraph" style:parent-style-name="Standard">
      <style:paragraph-properties>
        <style:tab-stops>
          <style:tab-stop style:position="4.627cm"/>
          <style:tab-stop style:position="7.627cm"/>
        </style:tab-stops>
      </style:paragraph-properties>
    </style:style>
    <style:style style:name="P12" style:family="paragraph" style:parent-style-name="Standard" style:list-style-name="WW8Num1">
      <style:paragraph-properties fo:margin-top="0.212cm" fo:margin-bottom="0.212cm"/>
    </style:style>
    <style:style style:name="P13" style:family="paragraph" style:parent-style-name="Header">
      <style:text-properties fo:font-size="12pt" fo:font-weight="bold" style:font-size-asian="12pt" style:font-weight-asian="bold"/>
    </style:style>
    <style:style style:name="P14" style:family="paragraph" style:parent-style-name="Header">
      <style:text-properties style:font-weight-complex="bold"/>
    </style:style>
    <style:style style:name="P15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</style:style>
    <style:style style:name="P16" style:family="paragraph" style:parent-style-name="Footer">
      <style:paragraph-properties fo:text-align="end" style:justify-single-word="false"/>
      <style:text-properties fo:font-size="9pt" style:font-size-asian="9pt"/>
    </style:style>
    <style:style style:name="T1" style:family="text">
      <style:text-properties style:font-name-asian="Arial"/>
    </style:style>
    <style:style style:name="T2" style:family="text">
      <style:text-properties fo:font-weight="bold" style:font-weight-asian="bold"/>
    </style:style>
    <style:style style:name="T3" style:family="text">
      <style:text-properties style:font-name="Wingdings"/>
    </style:style>
    <style:style style:name="T4" style:family="text">
      <style:text-properties fo:font-size="12pt" style:font-size-asian="10.5pt" style:font-size-complex="12pt"/>
    </style:style>
    <style:style style:name="T5" style:family="text">
      <style:text-properties style:font-name="DejaVu Sans" style:font-name-asian="DejaVu Sans" style:font-name-complex="DejaVu Sans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pan text:style-name="T1"><text:s/></text:span>Gruppe</text:p>
          </table:table-cell>
          <table:table-cell table:style-name="Table1.B1" office:value-type="string">
            <text:list xml:id="list1952219869" text:style-name="WW8Num1">
              <text:list-item>
                <text:p text:style-name="P12">Roland Pekka Rytz</text:p>
              </text:list-item>
              <text:list-item>
                <text:p text:style-name="P12">Niklaus Manuel Hofer</text:p>
              </text:list-item>
            </text:list>
          </table:table-cell>
        </table:table-row>
      </table:table>
      <text:p text:style-name="Standard"/>
      <text:p text:style-name="P3">Füllen Sie das Blatt aus und geben Sie pro Gruppe ein Exemplar am Ende der Lektion ab. Legen Sie die Angaben auch im virtuellen Klassenraum auf educanet2 ab.</text:p>
      <text:h text:style-name="Heading_20_1" text:outline-level="1">Projektskizze</text:h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2">Oberthema</text:span> (-themen)</text:p>
          </table:table-cell>
          <table:table-cell table:style-name="Table2.B1" office:value-type="string">
            <text:p text:style-name="P2">(NULL)</text:p>
          </table:table-cell>
        </table:table-row>
        <table:table-row table:style-name="Table2.1">
          <table:table-cell table:style-name="Table2.A1" office:value-type="string">
            <text:p text:style-name="Standard"><text:span text:style-name="T2">Arbeitstitel</text:span> für das Projekt</text:p>
          </table:table-cell>
          <table:table-cell table:style-name="Table2.B1" office:value-type="string">
            <text:p text:style-name="P6"><text:span text:style-name="T4">Visualiesierung </text:span><text:bookmark text:name="firstHeading"/>Vigenère<text:span text:style-name="T4"> Chiffre und Krypto-Analyse</text:span></text:p>
          </table:table-cell>
        </table:table-row>
        <table:table-row table:style-name="Table2.1">
          <table:table-cell table:style-name="Table2.A1" office:value-type="string">
            <text:p text:style-name="P1">Zielsetzungen</text:p>
          </table:table-cell>
          <table:table-cell table:style-name="Table2.B1" office:value-type="string">
            <text:p text:style-name="P2">Implementation und Visualisierung der Funktionsweise eines <text:bookmark text:name="firstHeading1"/>Vigenère</text:p>
            <text:p text:style-name="P2"><text:s/>Algorithmus. Verfassen eines dedizierten Wikipedia-Artikels zu dem Thema auf Deutsch.</text:p>
          </table:table-cell>
        </table:table-row>
        <table:table-row table:style-name="Table2.1">
          <table:table-cell table:style-name="Table2.A1" office:value-type="string">
            <text:p text:style-name="Standard">mögliche <text:span text:style-name="T2">Leitfragen</text:span> </text:p>
          </table:table-cell>
          <table:table-cell table:style-name="Table2.B1" office:value-type="string">
            <text:list xml:id="list108994548" text:style-name="L1">
              <text:list-item>
                <text:p text:style-name="P7">Wie koennen einfache, kryptografische Ablaeufe visualisiert und erklaert werden?</text:p>
              </text:list-item>
              <text:list-item>
                <text:p text:style-name="P7">Wie funktioniert der <text:bookmark text:name="firstHeading2"/>Vigenère Algorithmus?</text:p>
              </text:list-item>
              <text:list-item>
                <text:p text:style-name="P7">Wieso gilt der einst als unknackbar bezeichnete Algorithmus heute als unsicher?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Standard">mögliches <text:span text:style-name="T2">Produkt</text:span></text:p>
          </table:table-cell>
          <table:table-cell table:style-name="Table2.B1" office:value-type="string">
            <text:list xml:id="list738036673" text:style-name="L2">
              <text:list-item>
                <text:p text:style-name="P8">Visualisierung des <text:bookmark text:name="firstHeading3"/>Vigenère Algorithmus mit Javascript/HTML/CSS</text:p>
              </text:list-item>
              <text:list-item>
                <text:p text:style-name="P8">Deutscher Wikipedia Artikel zu dem Thema des <text:bookmark text:name="firstHeading4"/>Vigenère Algorithmus</text:p>
              </text:list-item>
              <text:list-item>
                <text:p text:style-name="P8">evtl. Handout fuer Informatikleherer der GIBB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Standard">Adressaten</text:p>
          </table:table-cell>
          <table:table-cell table:style-name="Table2.B1" office:value-type="string">
            <text:list xml:id="list2162460631" text:style-name="L3">
              <text:list-item>
                <text:p text:style-name="P9">Technik- und Kryptografie Interessierte</text:p>
              </text:list-item>
              <text:list-item>
                <text:p text:style-name="P9">Leser der Wikipedia</text:p>
              </text:list-item>
              <text:list-item>
                <text:p text:style-name="P9">Fachlehrer und Schueler der GIBB IET</text:p>
              </text:list-item>
            </text:list>
          </table:table-cell>
        </table:table-row>
        <table:table-row table:style-name="Table2.7">
          <table:table-cell table:style-name="Table2.A1" office:value-type="string">
            <text:p text:style-name="Standard">Stichwörter zum geplanten Vorgehen</text:p>
          </table:table-cell>
          <table:table-cell table:style-name="Table2.B1" office:value-type="string">
            <text:p text:style-name="P2">Vigenère, Wikipedia, Kryptografie, Verschluesselung, Wissensvermittlung, Visualisierung</text:p>
          </table:table-cell>
        </table:table-row>
        <table:table-row table:style-name="Table2.1">
          <table:table-cell table:style-name="Table2.A1" office:value-type="string">
            <text:p text:style-name="Standard">beteiligte (Schul-) Fächer</text:p>
          </table:table-cell>
          <table:table-cell table:style-name="Table2.B1" office:value-type="string">
            <text:list xml:id="list1092805424" text:style-name="L4">
              <text:list-item>
                <text:p text:style-name="P10">Deutsch</text:p>
              </text:list-item>
              <text:list-item>
                <text:p text:style-name="P10">Mathematik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">zweitkorrigierende Lehrkraft</text:p>
          </table:table-cell>
          <table:table-cell table:style-name="Table2.B1" office:value-type="string">
            <text:p text:style-name="P4">Herr G. Luethi</text:p>
            <text:p text:style-name="P4"/>
            <text:p text:style-name="P4">bereits angefragt: <text:s text:c="5"/><text:span text:style-name="T5">☑</text:span> ja / : <text:span text:style-name="T5">☐</text:span> nein</text:p>
            <text:p text:style-name="P5">Zusage <text:s text:c="21"/><text:span text:style-name="T5">☑</text:span> ja / : <text:span text:style-name="T5">☐</text:span> nein</text:p>
          </table:table-cell>
        </table:table-row>
        <table:table-row table:style-name="Table2.10">
          <table:table-cell table:style-name="Table2.A1" office:value-type="string">
            <text:p text:style-name="Standard">Bemerkungen</text:p>
          </table:table-cell>
          <table:table-cell table:style-name="Table2.B1" office:value-type="string">
            <text:p text:style-name="P2">(NULL)</text:p>
          </table:table-cell>
        </table:table-row>
        <table:table-row table:style-name="Table2.11">
          <table:table-cell table:style-name="Table2.A1" office:value-type="string">
            <text:p text:style-name="Standard">Datum:</text:p>
          </table:table-cell>
          <table:table-cell table:style-name="Table2.B1" office:value-type="string">
            <text:p text:style-name="P2">07.09.2012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OpenSymbol" svg:font-family="OpenSymbol"/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de" fo:country="CH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1pt" fo:language="de" fo:country="CH" style:font-name-asian="Times New Roman" style:font-size-asian="11pt" style:font-name-complex="Arial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fo:font-size="14pt" fo:font-weight="bold" style:letter-kerning="true" style:font-size-asian="14pt" style:font-weight-asian="bold"/>
    </style:style>
    <style:style style:name="Footnote" style:family="paragraph" style:parent-style-name="Standard" style:class="extra">
      <style:text-properties fo:font-size="10pt" style:font-size-asian="10pt"/>
    </style:style>
    <style:style style:name="Header" style:family="paragraph" style:parent-style-name="Footnote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Footnote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61cm" fo:text-indent="-0.635cm" fo:margin-left="1.26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fo:font-size="12pt" fo:font-weight="bold" style:font-size-asian="12pt" style:font-weight-asian="bold"/>
    </style:style>
    <style:style style:name="MP2" style:family="paragraph" style:parent-style-name="Header">
      <style:text-properties style:font-weight-complex="bold"/>
    </style:style>
    <style:style style:name="MP3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</style:style>
    <style:style style:name="MP4" style:family="paragraph" style:parent-style-name="Footer">
      <style:paragraph-properties fo:text-align="end" style:justify-single-word="false"/>
      <style:text-properties fo:font-size="9pt" style:font-size-asian="9pt"/>
    </style:style>
    <style:style style:name="MT1" style:family="text">
      <style:text-properties style:font-name-asian="Arial"/>
    </style:style>
    <style:page-layout style:name="Mpm1">
      <style:page-layout-properties fo:page-width="21.001cm" fo:page-height="29.7cm" style:num-format="1" style:print-orientation="portrait" fo:margin-top="0.7cm" fo:margin-bottom="1.501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cm" fo:margin-bottom="1.201cm" style:dynamic-spacing="true"/>
      </style:header-style>
      <style:footer-style>
        <style:header-footer-properties fo:min-height="0.499cm" fo:margin-top="0.4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BMS S1B</text:p>
        <text:p text:style-name="MP1">Vorbereitung IdPA</text:p>
        <text:p text:style-name="MP2">Schuljahr <text:s/>2010 / 2011</text:p>
        <text:p text:style-name="MP3"/>
      </style:header>
      <style:footer>
        <text:p text:style-name="MP4"><text:file-name text:display="full"/><text:span text:style-name="MT1"> </text:span>- <text:modification-date style:data-style-name="N37">07.09.12</text:modification-dat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ruppe</dc:title>
    <meta:creation-date>2012-09-07T15:01:30</meta:creation-date>
    <dc:date>2012-09-07T15:47:46</dc:date>
    <meta:print-date>2010-08-27T14:56:00</meta:print-date>
    <meta:editing-cycles>4</meta:editing-cycles>
    <meta:editing-duration>PT14M25S</meta:editing-duration>
    <meta:document-statistic meta:table-count="2" meta:image-count="0" meta:object-count="0" meta:page-count="1" meta:paragraph-count="41" meta:word-count="183" meta:character-count="1384" meta:non-whitespace-character-count="1214"/>
    <meta:generator>LibreOffice/3.5$Linux_X86_64 LibreOffice_project/350m1$Build-2</meta:generator>
    <meta:user-defined meta:name="Info 1"/>
    <meta:user-defined meta:name="Info 2"/>
    <meta:user-defined meta:name="Info 3"/>
    <meta:user-defined meta:name="Info 4"/>
  </office:meta>
</office:document-meta>
</file>